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20.11.0 -->
  <office:font-face-decls>
    <style:font-face style:name="Times New Roman" svg:font-family="Times New Roman" style:font-pitch="variable" style:font-family-generic="roman"/>
    <style:font-face style:name="Calibri" svg:font-family="Calibri" style:font-pitch="variable" style:font-family-generic="swiss"/>
    <style:font-face style:name="Calibri Light" svg:font-family="Calibri Light" style:font-pitch="variable" style:font-family-generic="swiss"/>
  </office:font-face-decls>
  <office:automatic-styles>
    <style:style style:name="P1" style:family="paragraph" style:parent-style-name="Normal" style:master-page-name="Standard"/>
    <style:style style:name="T1_1" style:family="text">
      <style:text-properties fo:color="#ff0000" fo:font-size="12pt" style:font-size-asian="12pt" fo:font-weight="bold" style:font-weight-asian="bold"/>
    </style:style>
    <style:style style:name="P2" style:family="paragraph" style:parent-style-name="Normal">
      <style:paragraph-properties fo:text-align="justify"/>
    </style:style>
    <style:style style:name="T2_1" style:family="text">
      <style:text-properties style:font-name="Times New Roman" fo:font-size="12pt" style:font-name-asian="Calibri" style:font-size-asian="12pt" style:font-name-complex="Times New Roman" style:font-size-complex="12pt" fo:font-weight="bold" style:font-weight-asian="bold"/>
    </style:style>
    <style:style style:name="P3" style:family="paragraph" style:parent-style-name="Normal">
      <style:paragraph-properties fo:text-align="justify"/>
    </style:style>
    <style:style style:name="T3_1" style:family="text">
      <style:text-properties style:font-name="Times New Roman" fo:font-size="12pt" style:font-name-asian="Calibri" style:font-size-asian="12pt" style:font-name-complex="Times New Roman" style:font-size-complex="12pt"/>
    </style:style>
    <style:style style:name="P4" style:family="paragraph" style:parent-style-name="Normal">
      <style:paragraph-properties fo:text-align="justify"/>
      <style:text-properties style:font-name="Calibri" fo:font-size="12pt" style:font-name-asian="Calibri" style:font-size-asian="12pt" style:font-name-complex="Calibri" style:font-size-complex="12pt"/>
    </style:style>
    <style:style style:name="Table1" style:family="table">
      <style:table-properties table:align="left" style:width="24.691cm" fo:margin-left="0cm"/>
    </style:style>
    <style:style style:name="Column1" style:family="table-column">
      <style:table-column-properties style:column-width="0.61cm"/>
    </style:style>
    <style:style style:name="Column2" style:family="table-column">
      <style:table-column-properties style:column-width="2.646cm"/>
    </style:style>
    <style:style style:name="Column3" style:family="table-column">
      <style:table-column-properties style:column-width="2.78cm"/>
    </style:style>
    <style:style style:name="Column4" style:family="table-column">
      <style:table-column-properties style:column-width="4.002cm"/>
    </style:style>
    <style:style style:name="Column5" style:family="table-column">
      <style:table-column-properties style:column-width="3.08cm"/>
    </style:style>
    <style:style style:name="Column6" style:family="table-column">
      <style:table-column-properties style:column-width="2.515cm"/>
    </style:style>
    <style:style style:name="Column7" style:family="table-column">
      <style:table-column-properties style:column-width="9.058cm"/>
    </style:style>
    <style:style style:name="Row1" style:family="table-row"/>
    <style:style style:name="Cell1" style:family="table-cell">
      <style:table-cell-properties fo:background-color="#00b0f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" style:family="paragraph" style:parent-style-name="Normal">
      <style:paragraph-properties fo:text-align="center" fo:line-height="100%" fo:margin-bottom="0cm"/>
    </style:style>
    <style:style style:name="T5_1" style:family="text">
      <style:text-properties style:font-name="Times New Roman" fo:font-size="12pt" style:font-name-asian="Calibri" style:font-size-asian="12pt" style:font-name-complex="Times New Roman" style:font-size-complex="12pt" fo:language="es" fo:language-asian="en" fo:language-complex="ar" fo:country="CO" fo:country-asian="US" fo:country-complex="SA"/>
    </style:style>
    <style:style style:name="Cell2" style:family="table-cell">
      <style:table-cell-properties fo:background-color="#00b0f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" style:family="paragraph" style:parent-style-name="Normal">
      <style:paragraph-properties fo:text-align="center" fo:line-height="100%" fo:margin-bottom="0cm"/>
    </style:style>
    <style:style style:name="T6_1" style:family="text">
      <style:text-properties style:font-name="Times New Roman" fo:font-size="12pt" style:font-name-asian="Calibri" style:font-size-asian="12pt" style:font-name-complex="Times New Roman" style:font-size-complex="12pt" fo:language="es" fo:language-asian="en" fo:language-complex="ar" fo:country="CO" fo:country-asian="US" fo:country-complex="SA"/>
    </style:style>
    <style:style style:name="Cell3" style:family="table-cell">
      <style:table-cell-properties fo:background-color="#00b0f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" style:family="paragraph" style:parent-style-name="Normal">
      <style:paragraph-properties fo:text-align="center" fo:line-height="100%" fo:margin-bottom="0cm"/>
    </style:style>
    <style:style style:name="T7_1" style:family="text">
      <style:text-properties style:font-name="Times New Roman" fo:font-size="12pt" style:font-name-asian="Calibri" style:font-size-asian="12pt" style:font-name-complex="Times New Roman" style:font-size-complex="12pt" fo:language="es" fo:language-asian="en" fo:language-complex="ar" fo:country="CO" fo:country-asian="US" fo:country-complex="SA"/>
    </style:style>
    <style:style style:name="Cell4" style:family="table-cell">
      <style:table-cell-properties fo:background-color="#00b0f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" style:family="paragraph" style:parent-style-name="Normal">
      <style:paragraph-properties fo:line-height="100%" fo:margin-bottom="0cm"/>
    </style:style>
    <style:style style:name="T8_1" style:family="text">
      <style:text-properties style:font-name="Times New Roman" fo:font-size="12pt" style:font-name-asian="Calibri" style:font-size-asian="12pt" style:font-name-complex="Times New Roman" style:font-size-complex="12pt" fo:language="es" fo:language-asian="en" fo:language-complex="ar" fo:country="CO" fo:country-asian="US" fo:country-complex="SA"/>
    </style:style>
    <style:style style:name="Cell5" style:family="table-cell">
      <style:table-cell-properties fo:background-color="#00b0f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" style:family="paragraph" style:parent-style-name="Normal">
      <style:paragraph-properties fo:text-align="center" fo:line-height="100%" fo:margin-bottom="0cm"/>
    </style:style>
    <style:style style:name="T9_1" style:family="text">
      <style:text-properties style:font-name="Times New Roman" fo:font-size="12pt" style:font-name-asian="Calibri" style:font-size-asian="12pt" style:font-name-complex="Times New Roman" style:font-size-complex="12pt" fo:language="es" fo:language-asian="en" fo:language-complex="ar" fo:country="CO" fo:country-asian="US" fo:country-complex="SA"/>
    </style:style>
    <style:style style:name="Cell6" style:family="table-cell">
      <style:table-cell-properties fo:background-color="#00b0f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" style:family="paragraph" style:parent-style-name="Normal">
      <style:paragraph-properties fo:text-align="center" fo:line-height="100%" fo:margin-bottom="0cm"/>
    </style:style>
    <style:style style:name="T10_1" style:family="text">
      <style:text-properties style:font-name="Times New Roman" fo:font-size="12pt" style:font-name-asian="Calibri" style:font-size-asian="12pt" style:font-name-complex="Times New Roman" style:font-size-complex="12pt" fo:language="es" fo:language-asian="en" fo:language-complex="ar" fo:country="CO" fo:country-asian="US" fo:country-complex="SA"/>
    </style:style>
    <style:style style:name="Cell7" style:family="table-cell">
      <style:table-cell-properties fo:background-color="#00b0f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" style:family="paragraph" style:parent-style-name="Normal">
      <style:paragraph-properties fo:text-align="center" fo:line-height="100%" fo:margin-bottom="0cm"/>
    </style:style>
    <style:style style:name="T11_1" style:family="text">
      <style:text-properties style:font-name="Times New Roman" fo:font-size="12pt" style:font-name-asian="Calibri" style:font-size-asian="12pt" style:font-name-complex="Times New Roman" style:font-size-complex="12pt" fo:language="es" fo:language-asian="en" fo:language-complex="ar" fo:country="CO" fo:country-asian="US" fo:country-complex="SA"/>
    </style:style>
    <style:style style:name="Row2" style:family="table-row"/>
    <style:style style:name="Cell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" style:family="paragraph" style:parent-style-name="Normal">
      <style:paragraph-properties fo:text-align="center" fo:line-height="100%" fo:margin-bottom="0cm"/>
    </style:style>
    <style:style style:name="T12_1" style:family="text">
      <style:text-properties style:font-name="Times New Roman" fo:font-size="12pt" style:font-name-asian="Calibri" style:font-size-asian="12pt" style:font-name-complex="Times New Roman" style:font-size-complex="12pt" fo:language="es" fo:language-asian="en" fo:language-complex="ar" fo:country="CO" fo:country-asian="US" fo:country-complex="SA"/>
    </style:style>
    <style:style style:name="Cell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" style:family="paragraph" style:parent-style-name="Normal">
      <style:paragraph-properties fo:text-align="center" fo:line-height="100%" fo:margin-bottom="0cm"/>
    </style:style>
    <style:style style:name="T13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" style:family="paragraph" style:parent-style-name="Normal">
      <style:paragraph-properties fo:text-align="center" fo:line-height="100%" fo:margin-bottom="0cm"/>
    </style:style>
    <style:style style:name="T14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" style:family="paragraph" style:parent-style-name="Normal">
      <style:paragraph-properties fo:text-align="center" fo:line-height="100%" fo:margin-bottom="0cm"/>
    </style:style>
    <style:style style:name="T15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17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18" style:family="paragraph" style:parent-style-name="Normal">
      <style:paragraph-properties fo:text-align="center" fo:line-height="100%" fo:margin-bottom="0cm"/>
    </style:style>
    <style:style style:name="T18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T18_2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Row3" style:family="table-row"/>
    <style:style style:name="Cell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" style:family="paragraph" style:parent-style-name="Normal">
      <style:paragraph-properties fo:text-align="center" fo:line-height="100%" fo:margin-bottom="0cm"/>
    </style:style>
    <style:style style:name="T21_1" style:family="text">
      <style:text-properties style:font-name="Times New Roman" fo:font-size="13pt" style:font-name-asian="Calibri" style:font-size-asian="13pt" style:font-name-complex="Times New Roman" style:font-size-complex="13pt" fo:language="es" fo:language-asian="en" fo:language-complex="ar" fo:country="CO" fo:country-asian="US" fo:country-complex="SA"/>
    </style:style>
    <style:style style:name="Cell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" style:family="paragraph" style:parent-style-name="Normal">
      <style:paragraph-properties fo:text-align="center" fo:line-height="100%" fo:margin-bottom="0cm"/>
    </style:style>
    <style:style style:name="T22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T22_2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T22_3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" style:family="paragraph" style:parent-style-name="Normal">
      <style:paragraph-properties fo:text-align="center" fo:line-height="100%" fo:margin-bottom="0cm"/>
    </style:style>
    <style:style style:name="T23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" style:family="paragraph" style:parent-style-name="Normal">
      <style:paragraph-properties fo:text-align="center" fo:line-height="100%" fo:margin-bottom="0cm"/>
    </style:style>
    <style:style style:name="T24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26" style:family="paragraph" style:parent-style-name="Normal">
      <style:paragraph-properties fo:text-align="center" fo:line-height="100%" fo:margin-bottom="0cm"/>
    </style:style>
    <style:style style:name="T26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27" style:family="paragraph" style:parent-style-name="Normal">
      <style:paragraph-properties fo:text-align="center" fo:line-height="100%" fo:margin-bottom="0cm"/>
    </style:style>
    <style:style style:name="T27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28" style:family="paragraph" style:parent-style-name="Normal">
      <style:paragraph-properties fo:text-align="center" fo:line-height="100%" fo:margin-bottom="0cm"/>
    </style:style>
    <style:style style:name="T28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30" style:family="paragraph" style:parent-style-name="Normal">
      <style:paragraph-properties fo:text-align="center" fo:line-height="100%" fo:margin-bottom="0cm"/>
    </style:style>
    <style:style style:name="T30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" style:family="paragraph" style:parent-style-name="Normal">
      <style:paragraph-properties fo:text-align="center" fo:line-height="100%" fo:margin-bottom="0cm"/>
    </style:style>
    <style:style style:name="T31_1" style:family="text"/>
    <style:style style:name="T31_2" style:family="text" style:parent-style-name="Internet_20_link">
      <style:text-properties fo:color="#0563c1"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 style:text-underline-style="solid" style:text-underline-color="font-color"/>
    </style:style>
    <style:style style:name="P32" style:family="paragraph" style:parent-style-name="Normal">
      <style:paragraph-properties fo:text-align="center" fo:line-height="100%" fo:margin-bottom="0cm"/>
    </style:style>
    <style:style style:name="T32_1" style:family="text"/>
    <style:style style:name="T32_2" style:family="text" style:parent-style-name="Internet_20_link">
      <style:text-properties fo:color="#0563c1"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 style:text-underline-style="solid" style:text-underline-color="font-color"/>
    </style:style>
    <style:style style:name="P33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34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Row4" style:family="table-row"/>
    <style:style style:name="Cell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" style:family="paragraph" style:parent-style-name="Normal">
      <style:paragraph-properties fo:text-align="center" fo:line-height="100%" fo:margin-bottom="0cm"/>
    </style:style>
    <style:style style:name="T35_1" style:family="text">
      <style:text-properties style:font-name="Times New Roman" fo:font-size="13pt" style:font-name-asian="Calibri" style:font-size-asian="13pt" style:font-name-complex="Times New Roman" style:font-size-complex="13pt" fo:language="es" fo:language-asian="en" fo:language-complex="ar" fo:country="CO" fo:country-asian="US" fo:country-complex="SA"/>
    </style:style>
    <style:style style:name="Cell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6" style:family="paragraph" style:parent-style-name="Normal">
      <style:paragraph-properties fo:text-align="center" fo:line-height="100%" fo:margin-bottom="0cm"/>
    </style:style>
    <style:style style:name="T36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38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39" style:family="paragraph" style:parent-style-name="Normal">
      <style:paragraph-properties fo:text-align="center" fo:line-height="100%" fo:margin-bottom="0cm"/>
    </style:style>
    <style:style style:name="T39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41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42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43" style:family="paragraph" style:parent-style-name="Normal">
      <style:paragraph-properties fo:text-align="center" fo:line-height="100%" fo:margin-bottom="0cm"/>
    </style:style>
    <style:style style:name="T43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45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46" style:family="paragraph" style:parent-style-name="Normal">
      <style:paragraph-properties fo:text-align="center" fo:line-height="100%" fo:margin-bottom="0cm"/>
    </style:style>
    <style:style style:name="T46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" style:family="paragraph" style:parent-style-name="Normal">
      <style:paragraph-properties fo:text-align="center" fo:line-height="100%" fo:margin-bottom="0cm"/>
    </style:style>
    <style:style style:name="T47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8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Row5" style:family="table-row"/>
    <style:style style:name="Cell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9" style:family="paragraph" style:parent-style-name="Normal">
      <style:paragraph-properties fo:text-align="center" fo:line-height="100%" fo:margin-bottom="0cm"/>
    </style:style>
    <style:style style:name="T49_1" style:family="text">
      <style:text-properties style:font-name="Times New Roman" fo:font-size="13pt" style:font-name-asian="Calibri" style:font-size-asian="13pt" style:font-name-complex="Times New Roman" style:font-size-complex="13pt" fo:language="es" fo:language-asian="en" fo:language-complex="ar" fo:country="CO" fo:country-asian="US" fo:country-complex="SA"/>
    </style:style>
    <style:style style:name="Cell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0" style:family="paragraph" style:parent-style-name="Normal">
      <style:paragraph-properties fo:text-align="center" fo:line-height="100%" fo:margin-bottom="0cm"/>
    </style:style>
    <style:style style:name="T50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T50_2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1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52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53" style:family="paragraph" style:parent-style-name="Normal">
      <style:paragraph-properties fo:text-align="center" fo:line-height="100%" fo:margin-bottom="0cm"/>
    </style:style>
    <style:style style:name="T53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4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55" style:family="paragraph" style:parent-style-name="Normal">
      <style:paragraph-properties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56" style:family="paragraph" style:parent-style-name="Normal">
      <style:paragraph-properties fo:text-align="center" fo:line-height="100%" fo:margin-bottom="0cm"/>
    </style:style>
    <style:style style:name="T56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3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58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59" style:family="paragraph" style:parent-style-name="Normal">
      <style:paragraph-properties fo:text-align="center" fo:line-height="100%" fo:margin-bottom="0cm"/>
    </style:style>
    <style:style style:name="T59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60" style:family="paragraph" style:parent-style-name="Normal">
      <style:paragraph-properties fo:text-align="center" fo:line-height="100%" fo:margin-bottom="0cm"/>
    </style:style>
    <style:style style:name="T60_1" style:family="text">
      <style:text-properties style:font-name="Calibri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62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63" style:family="paragraph" style:parent-style-name="Normal">
      <style:paragraph-properties fo:text-align="center" fo:line-height="100%" fo:margin-bottom="0cm"/>
    </style:style>
    <style:style style:name="T63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" style:family="paragraph" style:parent-style-name="Normal">
      <style:paragraph-properties fo:text-align="center" fo:line-height="100%" fo:margin-bottom="0cm"/>
    </style:style>
    <style:style style:name="T64_1" style:family="text"/>
    <style:style style:name="T64_2" style:family="text" style:parent-style-name="Internet_20_link">
      <style:text-properties fo:color="#0563c1"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 style:text-underline-style="solid" style:text-underline-color="font-color"/>
    </style:style>
    <style:style style:name="P65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Row6" style:family="table-row"/>
    <style:style style:name="Cell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6" style:family="paragraph" style:parent-style-name="Normal">
      <style:paragraph-properties fo:text-align="center" fo:line-height="100%" fo:margin-bottom="0cm"/>
    </style:style>
    <style:style style:name="T66_1" style:family="text">
      <style:text-properties style:font-name="Times New Roman" fo:font-size="13pt" style:font-name-asian="Calibri" style:font-size-asian="13pt" style:font-name-complex="Times New Roman" style:font-size-complex="13pt" fo:language="es" fo:language-asian="en" fo:language-complex="ar" fo:country="CO" fo:country-asian="US" fo:country-complex="SA"/>
    </style:style>
    <style:style style:name="Cell3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" style:family="paragraph" style:parent-style-name="Normal">
      <style:paragraph-properties fo:text-align="center" fo:line-height="100%" fo:margin-bottom="0cm"/>
    </style:style>
    <style:style style:name="T67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8" style:family="paragraph" style:parent-style-name="Normal">
      <style:paragraph-properties fo:text-align="center" fo:line-height="100%" fo:margin-bottom="0cm"/>
    </style:style>
    <style:style style:name="T68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" style:family="paragraph" style:parent-style-name="Normal">
      <style:paragraph-properties fo:text-align="center" fo:line-height="100%" fo:margin-bottom="0cm"/>
    </style:style>
    <style:style style:name="T69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71" style:family="paragraph" style:parent-style-name="Normal">
      <style:paragraph-properties fo:text-align="center" fo:line-height="100%" fo:margin-bottom="0cm"/>
    </style:style>
    <style:style style:name="T71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72" style:family="paragraph" style:parent-style-name="Normal">
      <style:paragraph-properties fo:text-align="center" fo:line-height="100%" fo:margin-bottom="0cm"/>
    </style:style>
    <style:style style:name="T72_1" style:family="text">
      <style:text-properties style:font-name="Calibri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4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" style:family="paragraph" style:parent-style-name="Normal">
      <style:paragraph-properties fo:text-align="center" fo:line-height="100%" fo:margin-bottom="0cm"/>
    </style:style>
    <style:style style:name="T73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4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" style:family="paragraph" style:parent-style-name="Normal">
      <style:paragraph-properties fo:text-align="center" fo:line-height="100%" fo:margin-bottom="0cm"/>
    </style:style>
    <style:style style:name="T74_1" style:family="text"/>
    <style:style style:name="T74_2" style:family="text" style:parent-style-name="Internet_20_link">
      <style:text-properties fo:color="#0563c1"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 style:text-underline-style="solid" style:text-underline-color="font-color"/>
    </style:style>
    <style:style style:name="P75" style:family="paragraph" style:parent-style-name="Normal">
      <style:paragraph-properties fo:text-align="center" fo:line-height="100%" fo:margin-bottom="0cm"/>
    </style:style>
    <style:style style:name="T75_1" style:family="text"/>
    <style:style style:name="T75_2" style:family="text" style:parent-style-name="Internet_20_link">
      <style:text-properties fo:color="#0563c1"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 style:text-underline-style="solid" style:text-underline-color="font-color"/>
    </style:style>
    <style:style style:name="P76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77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78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Row7" style:family="table-row"/>
    <style:style style:name="Cell4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9" style:family="paragraph" style:parent-style-name="Normal">
      <style:paragraph-properties fo:text-align="center" fo:line-height="100%" fo:margin-bottom="0cm"/>
    </style:style>
    <style:style style:name="T79_1" style:family="text">
      <style:text-properties style:font-name="Times New Roman" fo:font-size="13pt" style:font-name-asian="Calibri" style:font-size-asian="13pt" style:font-name-complex="Times New Roman" style:font-size-complex="13pt" fo:language="es" fo:language-asian="en" fo:language-complex="ar" fo:country="CO" fo:country-asian="US" fo:country-complex="SA"/>
    </style:style>
    <style:style style:name="Cell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0" style:family="paragraph" style:parent-style-name="Normal">
      <style:paragraph-properties fo:text-align="center" fo:line-height="100%" fo:margin-bottom="0cm"/>
    </style:style>
    <style:style style:name="T80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4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1" style:family="paragraph" style:parent-style-name="Normal">
      <style:paragraph-properties fo:text-align="center" fo:line-height="100%" fo:margin-bottom="0cm"/>
    </style:style>
    <style:style style:name="T81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4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2" style:family="paragraph" style:parent-style-name="Normal">
      <style:paragraph-properties fo:text-align="center" fo:line-height="100%" fo:margin-bottom="0cm"/>
    </style:style>
    <style:style style:name="T82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4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3" style:family="paragraph" style:parent-style-name="Normal">
      <style:paragraph-properties fo:text-align="center" fo:line-height="100%" fo:margin-bottom="0cm"/>
    </style:style>
    <style:style style:name="T83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84" style:family="paragraph" style:parent-style-name="Normal">
      <style:paragraph-properties fo:text-align="center" fo:line-height="100%" fo:margin-bottom="0cm"/>
    </style:style>
    <style:style style:name="T84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85" style:family="paragraph" style:parent-style-name="Normal">
      <style:paragraph-properties fo:text-align="center" fo:line-height="100%" fo:margin-bottom="0cm"/>
    </style:style>
    <style:style style:name="T85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6" style:family="paragraph" style:parent-style-name="Normal">
      <style:paragraph-properties fo:text-align="center" fo:line-height="100%" fo:margin-bottom="0cm"/>
    </style:style>
    <style:style style:name="T86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4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7" style:family="paragraph" style:parent-style-name="Normal">
      <style:paragraph-properties fo:text-align="center" fo:line-height="100%" fo:margin-bottom="0cm"/>
    </style:style>
    <style:style style:name="T87_1" style:family="text"/>
    <style:style style:name="T87_2" style:family="text" style:parent-style-name="Internet_20_link">
      <style:text-properties fo:color="#0563c1"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 style:text-underline-style="solid" style:text-underline-color="font-color"/>
    </style:style>
    <style:style style:name="P88" style:family="paragraph" style:parent-style-name="Normal">
      <style:paragraph-properties fo:text-align="center" fo:line-height="100%" fo:margin-bottom="0cm"/>
    </style:style>
    <style:style style:name="T88_1" style:family="text"/>
    <style:style style:name="T88_2" style:family="text" style:parent-style-name="Internet_20_link">
      <style:text-properties fo:color="#0563c1"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 style:text-underline-style="solid" style:text-underline-color="font-color"/>
    </style:style>
    <style:style style:name="P89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90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Row8" style:family="table-row"/>
    <style:style style:name="Cell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1" style:family="paragraph" style:parent-style-name="Normal">
      <style:paragraph-properties fo:text-align="center" fo:line-height="100%" fo:margin-bottom="0cm"/>
    </style:style>
    <style:style style:name="T91_1" style:family="text">
      <style:text-properties style:font-name="Times New Roman" fo:font-size="13pt" style:font-name-asian="Calibri" style:font-size-asian="13pt" style:font-name-complex="Times New Roman" style:font-size-complex="13pt" fo:language="es" fo:language-asian="en" fo:language-complex="ar" fo:country="CO" fo:country-asian="US" fo:country-complex="SA"/>
    </style:style>
    <style:style style:name="Cell5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2" style:family="paragraph" style:parent-style-name="Normal">
      <style:paragraph-properties fo:text-align="center" fo:line-height="100%" fo:margin-bottom="0cm"/>
    </style:style>
    <style:style style:name="T92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T92_2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5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3" style:family="paragraph" style:parent-style-name="Normal">
      <style:paragraph-properties fo:text-align="center" fo:line-height="100%" fo:margin-bottom="0cm"/>
    </style:style>
    <style:style style:name="T93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5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4" style:family="paragraph" style:parent-style-name="Normal">
      <style:paragraph-properties fo:text-align="center" fo:line-height="100%" fo:margin-bottom="0cm"/>
    </style:style>
    <style:style style:name="T94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5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5" style:family="paragraph" style:parent-style-name="Normal">
      <style:paragraph-properties fo:text-align="center" fo:line-height="100%" fo:margin-bottom="0cm"/>
    </style:style>
    <style:style style:name="T95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96" style:family="paragraph" style:parent-style-name="Normal">
      <style:paragraph-properties fo:text-align="center" fo:line-height="100%" fo:margin-bottom="0cm"/>
    </style:style>
    <style:style style:name="T96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T96_2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T96_3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97" style:family="paragraph" style:parent-style-name="Normal">
      <style:paragraph-properties fo:text-align="center" fo:line-height="100%" fo:margin-bottom="0cm"/>
    </style:style>
    <style:style style:name="T97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5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8" style:family="paragraph" style:parent-style-name="Normal">
      <style:paragraph-properties fo:text-align="center" fo:line-height="100%" fo:margin-bottom="0cm"/>
    </style:style>
    <style:style style:name="T98_1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T98_2" style:family="text"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Cell5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9" style:family="paragraph" style:parent-style-name="Normal">
      <style:paragraph-properties fo:text-align="center" fo:line-height="100%" fo:margin-bottom="0cm"/>
    </style:style>
    <style:style style:name="T99_1" style:family="text"/>
    <style:style style:name="T99_2" style:family="text" style:parent-style-name="Internet_20_link">
      <style:text-properties fo:color="#0563c1"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 style:text-underline-style="solid" style:text-underline-color="font-color"/>
    </style:style>
    <style:style style:name="P100" style:family="paragraph" style:parent-style-name="Normal">
      <style:paragraph-properties fo:text-align="center" fo:line-height="100%" fo:margin-bottom="0cm"/>
      <style:text-properties style:font-name="Times New Roman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style>
    <style:style style:name="P101" style:family="paragraph" style:parent-style-name="Normal">
      <style:paragraph-properties fo:text-align="justify"/>
      <style:text-properties style:font-name="Calibri" fo:font-size="13pt" style:font-name-asian="Calibri" style:font-size-asian="13pt" style:font-name-complex="Calibri" style:font-size-complex="13pt"/>
    </style:style>
    <style:style style:name="P102" style:family="paragraph" style:parent-style-name="Normal">
      <style:text-properties style:font-name="Calibri" fo:font-size="13pt" style:font-name-asian="Calibri" style:font-size-asian="13pt" style:font-name-complex="Calibri" style:font-size-complex="13pt"/>
    </style:style>
    <style:style style:name="P103" style:family="paragraph" style:parent-style-name="Normal"/>
    <style:style style:name="T103_1" style:family="text"/>
    <style:style style:name="P104" style:family="paragraph" style:parent-style-name="Normal"/>
    <style:style style:name="T104_1" style:family="text"/>
    <style:style style:name="T104_2" style:family="text" style:parent-style-name="Internet_20_link"/>
    <style:style style:name="P105" style:family="paragraph" style:parent-style-name="Normal"/>
  </office:automatic-styles>
  <office:body>
    <office:text>
      <text:p text:style-name="P1"><text:span text:style-name="T1_1">Evaluation<text:s/>Only.<text:s/>Created<text:s/>with<text:s/>Aspose.Words.<text:s/>Copyright<text:s/>2003-2020<text:s/>Aspose<text:s/>Pty<text:s/>Ltd.</text:span></text:p>
      <text:p text:style-name="P2"><text:span text:style-name="T2_1">Gabriel<text:s/>Arturo<text:s/>García<text:s/>Quintero<text:s/>1151654</text:span><text:bookmark-start text:name="_GoBack"/><text:bookmark-end text:name="_GoBack"/></text:p>
      <text:p text:style-name="P3"><text:span text:style-name="T3_1">A<text:s/>lo<text:s/>largo<text:s/>de<text:s/>mi<text:s/>carrera<text:s/>estudiantil,<text:s/>he<text:s/>desarrollado<text:s/>diversos<text:s/>proyectos<text:s/>de<text:s/>programación.</text:span></text:p>
      <text:p text:style-name="P4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row table:style-name="Row1">
          <table:table-cell table:style-name="Cell1">
            <text:p text:style-name="P5"><text:span text:style-name="T5_1">#</text:span></text:p>
          </table:table-cell>
          <table:table-cell table:style-name="Cell2">
            <text:p text:style-name="P6"><text:span text:style-name="T6_1">Descripción<text:s/>de<text:s/>Proyecto</text:span></text:p>
          </table:table-cell>
          <table:table-cell table:style-name="Cell3">
            <text:p text:style-name="P7"><text:span text:style-name="T7_1">Año/Semestre</text:span></text:p>
          </table:table-cell>
          <table:table-cell table:style-name="Cell4">
            <text:p text:style-name="P8"><text:span text:style-name="T8_1">Asignatura/Semillero</text:span></text:p>
          </table:table-cell>
          <table:table-cell table:style-name="Cell5">
            <text:p text:style-name="P9"><text:span text:style-name="T9_1">Tecnologías</text:span></text:p>
          </table:table-cell>
          <table:table-cell table:style-name="Cell6">
            <text:p text:style-name="P10"><text:span text:style-name="T10_1">Rol</text:span></text:p>
          </table:table-cell>
          <table:table-cell table:style-name="Cell7">
            <text:p text:style-name="P11"><text:span text:style-name="T11_1">link</text:span></text:p>
          </table:table-cell>
        </table:table-row>
        <table:table-row table:style-name="Row2">
          <table:table-cell table:style-name="Cell8">
            <text:p text:style-name="P12"><text:span text:style-name="T12_1">1</text:span></text:p>
          </table:table-cell>
          <table:table-cell table:style-name="Cell9">
            <text:p text:style-name="P13"><text:span text:style-name="T13_1">Venta<text:s/>de<text:s/>autos<text:s/>utilizando<text:s/>la<text:s/>interfaz<text:s/>Gui<text:s/>de<text:s/>java<text:s/>,<text:s/>aplicando<text:s/>mvc</text:span></text:p>
          </table:table-cell>
          <table:table-cell table:style-name="Cell10">
            <text:p text:style-name="P14"><text:span text:style-name="T14_1">2018</text:span></text:p>
          </table:table-cell>
          <table:table-cell table:style-name="Cell11">
            <text:p text:style-name="P15"><text:span text:style-name="T15_1">POO1<text:s/>–<text:s/>POO2</text:span></text:p>
          </table:table-cell>
          <table:table-cell table:style-name="Cell12">
            <text:p text:style-name="P16"/>
            <text:p text:style-name="P17"/>
            <text:p text:style-name="P18"><text:span text:style-name="T18_1">JAVA</text:span><text:span text:style-name="T18_2"><text:s/>–<text:s/>java<text:s/>interface</text:span></text:p>
          </table:table-cell>
          <table:table-cell table:style-name="Cell13">
            <text:p text:style-name="P19"/>
          </table:table-cell>
          <table:table-cell table:style-name="Cell14">
            <text:p text:style-name="P20"/>
          </table:table-cell>
        </table:table-row>
        <table:table-row table:style-name="Row3">
          <table:table-cell table:style-name="Cell15">
            <text:p text:style-name="P21"><text:span text:style-name="T21_1">2</text:span></text:p>
          </table:table-cell>
          <table:table-cell table:style-name="Cell16">
            <text:p text:style-name="P22"><text:span text:style-name="T22_1">Proyecto<text:s/>web<text:s/>para<text:s/>la<text:s/>gestión<text:s/>de<text:s/>egresados<text:s/>de<text:s/>ingeniería<text:s/></text:span><text:span text:style-name="T22_2">Agro</text:span><text:span text:style-name="T22_3">industrial</text:span></text:p>
          </table:table-cell>
          <table:table-cell table:style-name="Cell17">
            <text:p text:style-name="P23"><text:span text:style-name="T23_1">2020<text:s/>–<text:s/>2<text:s/>semestres<text:s/>y<text:s/>2021<text:s/>–<text:s/>1<text:s/>semestre</text:span></text:p>
          </table:table-cell>
          <table:table-cell table:style-name="Cell18">
            <text:p text:style-name="P24"><text:span text:style-name="T24_1">Seminario<text:s/>integrador<text:s/>2,<text:s/>seminario<text:s/>integrador<text:s/>3<text:s/>y<text:s/>Administración<text:s/>proyectos<text:s/>informáticos</text:span></text:p>
          </table:table-cell>
          <table:table-cell table:style-name="Cell19">
            <text:p text:style-name="P25"/>
            <text:p text:style-name="P26"><text:span text:style-name="T26_1">PHP<text:s/>7.0<text:s/></text:span></text:p>
            <text:p text:style-name="P27"><text:span text:style-name="T27_1">Laravel<text:s/>8.0</text:span></text:p>
            <text:p text:style-name="P28"><text:span text:style-name="T28_1">Laragon<text:s/>full</text:span></text:p>
          </table:table-cell>
          <table:table-cell table:style-name="Cell20">
            <text:p text:style-name="P29"/>
            <text:p text:style-name="P30"><text:span text:style-name="T30_1">Desarrollador<text:s/>Backend</text:span></text:p>
          </table:table-cell>
          <table:table-cell table:style-name="Cell21">
            <text:p text:style-name="P31"><text:span text:style-name="T31_1"><text:a xlink:type="simple" xlink:href="https://github.com/gabrielgarcia2211/proyecto_agro"><text:span text:style-name="T31_2">https://github.com/gabrielgarcia2211/proyecto_agro</text:span></text:a></text:span></text:p>
            <text:p text:style-name="P32"><text:span text:style-name="T32_1"><text:a xlink:type="simple" xlink:href="https://github.com/Ivancito-ur/ProyectoAPI_Egresados"><text:span text:style-name="T32_2">https://github.com/Ivancito-ur/ProyectoAPI_Egresados</text:span></text:a></text:span></text:p>
            <text:p text:style-name="P33"/>
            <text:p text:style-name="P34"/>
          </table:table-cell>
        </table:table-row>
        <table:table-row table:style-name="Row4">
          <table:table-cell table:style-name="Cell22">
            <text:p text:style-name="P35"><text:span text:style-name="T35_1">3</text:span></text:p>
          </table:table-cell>
          <table:table-cell table:style-name="Cell23">
            <text:p text:style-name="P36"><text:span text:style-name="T36_1">Aplicativo<text:s/>web<text:s/>para<text:s/>la<text:s/>visualización<text:s/>de<text:s/>anime<text:s/>a<text:s/>nivel<text:s/>de<text:s/>imágenes<text:s/>con<text:s/>manejos<text:s/>de<text:s/>cruds</text:span></text:p>
          </table:table-cell>
          <table:table-cell table:style-name="Cell24">
            <text:p text:style-name="P37"/>
            <text:p text:style-name="P38"/>
            <text:p text:style-name="P39"><text:span text:style-name="T39_1">2020<text:s/>-1</text:span></text:p>
          </table:table-cell>
          <table:table-cell table:style-name="Cell25">
            <text:p text:style-name="P40"/>
            <text:p text:style-name="P41"/>
            <text:p text:style-name="P42"/>
            <text:p text:style-name="P43"><text:span text:style-name="T43_1">Programación<text:s/>web</text:span></text:p>
          </table:table-cell>
          <table:table-cell table:style-name="Cell26">
            <text:p text:style-name="P44"/>
            <text:p text:style-name="P45"/>
            <text:p text:style-name="P46"><text:span text:style-name="T46_1">Java<text:s/>web,<text:s/>jsp,<text:s/>thymeleft</text:span></text:p>
          </table:table-cell>
          <table:table-cell table:style-name="Cell27">
            <text:p text:style-name="P47"><text:span text:style-name="T47_1">Desarrollador<text:s/>Backend</text:span></text:p>
          </table:table-cell>
          <table:table-cell table:style-name="Cell28">
            <text:p text:style-name="P48"/>
          </table:table-cell>
        </table:table-row>
        <table:table-row table:style-name="Row5">
          <table:table-cell table:style-name="Cell29">
            <text:p text:style-name="P49"><text:span text:style-name="T49_1">4</text:span></text:p>
          </table:table-cell>
          <table:table-cell table:style-name="Cell30">
            <text:p text:style-name="P50"><text:span text:style-name="T50_1">Aplicación<text:s/>web<text:s/>de<text:s text:c="2"/>citas<text:s/>para<text:s/>las<text:s/>asesorías<text:s/>que<text:s/>se<text:s/>pueden<text:s/>brindar<text:s/>en<text:s/>la<text:s/>universidad<text:s/>,<text:s/></text:span><text:span text:style-name="T50_2">maestro<text:s/>-alumno</text:span></text:p>
          </table:table-cell>
          <table:table-cell table:style-name="Cell31">
            <text:p text:style-name="P51"/>
            <text:p text:style-name="P52"/>
            <text:p text:style-name="P53"><text:span text:style-name="T53_1">2020<text:s/>-1</text:span></text:p>
          </table:table-cell>
          <table:table-cell table:style-name="Cell32">
            <text:p text:style-name="P54"/>
            <text:p text:style-name="P55"/>
            <text:p text:style-name="P56"><text:span text:style-name="T56_1">Administración<text:s/>proyectos<text:s/>informáticos<text:s/>-<text:s/>Ingeniería<text:s/>de<text:s/>software</text:span></text:p>
          </table:table-cell>
          <table:table-cell table:style-name="Cell33">
            <text:p text:style-name="P57"/>
            <text:p text:style-name="P58"/>
            <text:p text:style-name="P59"><text:span text:style-name="T59_1">Php<text:s/>7</text:span></text:p>
            <text:p text:style-name="P60"><text:span text:style-name="T60_1">Apache<text:s/>Server<text:s/>MySQL<text:s/>Database<text:s/>phpMyAdmin</text:span></text:p>
          </table:table-cell>
          <table:table-cell table:style-name="Cell34">
            <text:p text:style-name="P61"/>
            <text:p text:style-name="P62"/>
            <text:p text:style-name="P63"><text:span text:style-name="T63_1">Desarrollador<text:s/>full<text:s/>stack</text:span></text:p>
          </table:table-cell>
          <table:table-cell table:style-name="Cell35">
            <text:p text:style-name="P64"><text:span text:style-name="T64_1"><text:a xlink:type="simple" xlink:href="https://github.com/gabrielgarcia2211/cita"><text:span text:style-name="T64_2">https://github.com/gabrielgarcia2211/cita</text:span></text:a></text:span></text:p>
            <text:p text:style-name="P65"/>
          </table:table-cell>
        </table:table-row>
        <table:table-row table:style-name="Row6">
          <table:table-cell table:style-name="Cell36">
            <text:p text:style-name="P66"><text:span text:style-name="T66_1">5</text:span></text:p>
          </table:table-cell>
          <table:table-cell table:style-name="Cell37">
            <text:p text:style-name="P67"><text:span text:style-name="T67_1">Aplicación<text:s/>web<text:s/>de<text:s/>red<text:s/>social<text:s/>entre<text:s/>diversas<text:s/>personas<text:s/>donde<text:s/>podían<text:s text:c="2"/>ver<text:s/>perfil<text:s/>de<text:s/>cada<text:s/>amigo</text:span></text:p>
          </table:table-cell>
          <table:table-cell table:style-name="Cell38">
            <text:p text:style-name="P68"><text:span text:style-name="T68_1">2020<text:s/>-1</text:span></text:p>
          </table:table-cell>
          <table:table-cell table:style-name="Cell39">
            <text:p text:style-name="P69"><text:span text:style-name="T69_1">Programación<text:s/>web</text:span></text:p>
          </table:table-cell>
          <table:table-cell table:style-name="Cell40">
            <text:p text:style-name="P70"/>
            <text:p text:style-name="P71"><text:span text:style-name="T71_1">Php<text:s/>7</text:span></text:p>
            <text:p text:style-name="P72"><text:span text:style-name="T72_1">Apache<text:s/>Server<text:s/>MySQL<text:s/>Database<text:s/>phpMyAdmin</text:span></text:p>
          </table:table-cell>
          <table:table-cell table:style-name="Cell41">
            <text:p text:style-name="P73"><text:span text:style-name="T73_1">Desarrollador<text:s/>full<text:s/>stack</text:span></text:p>
          </table:table-cell>
          <table:table-cell table:style-name="Cell42">
            <text:p text:style-name="P74"><text:span text:style-name="T74_1"><text:a xlink:type="simple" xlink:href="https://github.com/gabrielgarcia2211/loginRed"><text:span text:style-name="T74_2">https://github.com/gabrielgarcia2211/loginRed</text:span></text:a></text:span></text:p>
            <text:p text:style-name="P75"><text:span text:style-name="T75_1"><text:a xlink:type="simple" xlink:href="https://github.com/gabrielgarcia2211/proyectoredSocial"><text:span text:style-name="T75_2">https://github.com/gabrielgarcia2211/proyectoredSocial</text:span></text:a></text:span></text:p>
            <text:p text:style-name="P76"/>
            <text:p text:style-name="P77"/>
            <text:p text:style-name="P78"/>
          </table:table-cell>
        </table:table-row>
        <table:table-row table:style-name="Row7">
          <table:table-cell table:style-name="Cell43">
            <text:p text:style-name="P79"><text:span text:style-name="T79_1">6</text:span></text:p>
          </table:table-cell>
          <table:table-cell table:style-name="Cell44">
            <text:p text:style-name="P80"><text:span text:style-name="T80_1">Proyecto<text:s/>personal<text:s/>en<text:s/>la<text:s/>aplicación<text:s/>de<text:s/>api<text:s/>rest<text:s/>full<text:s/>y<text:s/>pagos<text:s/>online<text:s/>en<text:s/>laravel</text:span></text:p>
          </table:table-cell>
          <table:table-cell table:style-name="Cell45">
            <text:p text:style-name="P81"><text:span text:style-name="T81_1">2021<text:s/>-1</text:span></text:p>
          </table:table-cell>
          <table:table-cell table:style-name="Cell46">
            <text:p text:style-name="P82"><text:span text:style-name="T82_1"><text:s/>Aprendizaje<text:s/>autónomo</text:span></text:p>
          </table:table-cell>
          <table:table-cell table:style-name="Cell47">
            <text:p text:style-name="P83"><text:span text:style-name="T83_1">PHP<text:s/>7.0<text:s/></text:span></text:p>
            <text:p text:style-name="P84"><text:span text:style-name="T84_1">Laravel<text:s/>8.0</text:span></text:p>
            <text:p text:style-name="P85"><text:span text:style-name="T85_1">Laragon<text:s/>full</text:span></text:p>
          </table:table-cell>
          <table:table-cell table:style-name="Cell48">
            <text:p text:style-name="P86"><text:span text:style-name="T86_1">Desarrollador<text:s/>full<text:s/>stack</text:span></text:p>
          </table:table-cell>
          <table:table-cell table:style-name="Cell49">
            <text:p text:style-name="P87"><text:span text:style-name="T87_1"><text:a xlink:type="simple" xlink:href="https://github.com/gabrielgarcia2211/laravelPagos"><text:span text:style-name="T87_2">https://github.com/gabrielgarcia2211/laravelPagos</text:span></text:a></text:span></text:p>
            <text:p text:style-name="P88"><text:span text:style-name="T88_1"><text:a xlink:type="simple" xlink:href="https://github.com/gabrielgarcia2211/ApiRestFul"><text:span text:style-name="T88_2">https://github.com/gabrielgarcia2211/ApiRestFul</text:span></text:a></text:span></text:p>
            <text:p text:style-name="P89"/>
            <text:p text:style-name="P90"/>
          </table:table-cell>
        </table:table-row>
        <table:table-row table:style-name="Row8">
          <table:table-cell table:style-name="Cell50">
            <text:p text:style-name="P91"><text:span text:style-name="T91_1">7</text:span></text:p>
          </table:table-cell>
          <table:table-cell table:style-name="Cell51">
            <text:p text:style-name="P92"><text:span text:style-name="T92_1">Aplicación<text:s/>web<text:s/></text:span><text:span text:style-name="T92_2">de<text:s/>venta<text:s/>de<text:s/>ropa,<text:s/>catalogada<text:s/>por<text:s/>diseño,<text:s/>talla<text:s/>y<text:s/>moda<text:s/>en<text:s/>general</text:span></text:p>
          </table:table-cell>
          <table:table-cell table:style-name="Cell52">
            <text:p text:style-name="P93"><text:span text:style-name="T93_1">2020<text:s/>-2<text:s/></text:span></text:p>
          </table:table-cell>
          <table:table-cell table:style-name="Cell53">
            <text:p text:style-name="P94"><text:span text:style-name="T94_1">Programación<text:s/>web</text:span></text:p>
          </table:table-cell>
          <table:table-cell table:style-name="Cell54">
            <text:p text:style-name="P95"><text:span text:style-name="T95_1">PHP<text:s/>7.0<text:s/></text:span></text:p>
            <text:p text:style-name="P96"><text:span text:style-name="T96_1">Laravel<text:s/></text:span><text:span text:style-name="T96_2">7</text:span><text:span text:style-name="T96_3">.0</text:span></text:p>
            <text:p text:style-name="P97"><text:span text:style-name="T97_1">Laragon<text:s/>full</text:span></text:p>
          </table:table-cell>
          <table:table-cell table:style-name="Cell55">
            <text:p text:style-name="P98"><text:span text:style-name="T98_1">Desarrollador<text:s/></text:span><text:span text:style-name="T98_2">Backend</text:span></text:p>
          </table:table-cell>
          <table:table-cell table:style-name="Cell56">
            <text:p text:style-name="P99"><text:span text:style-name="T99_1"><text:a xlink:type="simple" xlink:href="https://github.com/gabrielgarcia2211/ropa"><text:span text:style-name="T99_2">https://github.com/gabrielgarcia2211/ropa</text:span></text:a></text:span></text:p>
            <text:p text:style-name="P100"/>
          </table:table-cell>
        </table:table-row>
      </table:table>
      <text:p text:style-name="P101"/>
      <text:p text:style-name="P102"/>
      <text:p text:style-name="P103"><text:span text:style-name="T103_1">Algunos<text:s/>otros<text:s/>códigos,<text:s/>como<text:s/>exámenes<text:s/>o<text:s/>quiz<text:s/>están<text:s/>también<text:s/>en<text:s/>mi<text:s/>repositorio</text:span></text:p>
      <text:p text:style-name="P104"><text:span text:style-name="T104_1"><text:a xlink:type="simple" xlink:href="https://github.com/gabrielgarcia2211"><text:span text:style-name="T104_2">https://github.com/gabrielgarcia2211</text:span></text:a></text:span></text:p>
      <text:p text:style-name="P10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Calibri" svg:font-family="Calibri" style:font-pitch="variable" style:font-family-generic="swiss"/>
    <style:font-face style:name="Calibri Light" svg:font-family="Calibri Light" style:font-pitch="variable" style:font-family-generic="swiss"/>
  </office:font-face-decls>
  <office:styles>
    <style:default-style style:family="paragraph">
      <style:paragraph-properties fo:line-height="108%" fo:orphans="2" fo:widows="2" style:tab-stop-distance="1.249cm"/>
      <style:text-properties style:use-window-font-color="true" style:font-name="Calibri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08%" fo:margin-bottom="0.282cm" fo:orphans="2" fo:widows="2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paragraph-properties fo:line-height="108%" fo:margin-bottom="0.282cm"/>
      <style:text-properties fo:font-size="11pt" style:font-size-asian="11pt" style:font-size-complex="11pt"/>
    </style:style>
    <style:style style:name="List_20_Paragraph" style:display-name="List Paragraph" style:family="paragraph" style:parent-style-name="Normal">
      <style:paragraph-properties fo:margin-left="1.27cm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color="font-color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landscape" fo:page-width="27.94cm" fo:page-height="21.59cm" fo:padding-top="0cm" fo:margin-top="1.249cm" fo:padding-bottom="0cm" fo:margin-bottom="1.249cm" fo:padding-left="0cm" fo:margin-left="2.499cm" fo:padding-right="0cm" fo:margin-right="2.499cm"/>
      <style:header-style>
        <style:header-footer-properties fo:min-height="1.752cm" style:dynamic-spacing="true"/>
      </style:header-style>
      <style:footer-style>
        <style:header-footer-properties fo:min-height="1.752cm" style:dynamic-spacing="true"/>
      </style:footer-style>
    </style:page-layout>
    <style:style style:name="P1" style:family="paragraph" style:parent-style-name="Normal" style:master-page-name="Standard"/>
    <style:style style:name="FR1" style:family="graphic" style:parent-style-name="Normal">
      <style:graphic-properties draw:stroke="none" draw:fill="none" draw:luminance="70%" draw:contrast="-70%" fo:border-top="none" fo:border-bottom="none" fo:border-left="none" fo:border-right="none" style:horizontal-pos="center" style:horizontal-rel="paragraph" style:vertical-pos="middle" style:vertical-rel="page-content" style:flow-with-text="false" style:wrap="run-through" style:run-through="foreground" draw:auto-grow-height="false" draw:auto-grow-width="false"/>
    </style:style>
    <style:style style:name="P2" style:family="paragraph" style:parent-style-name="Normal"/>
    <style:style style:name="T2_1" style:family="text">
      <style:text-properties fo:color="#ff0000" fo:font-size="12pt" style:font-size-asian="12pt" fo:font-weight="bold" style:font-weight-asian="bold"/>
    </style:style>
  </office:automatic-styles>
  <office:master-styles>
    <style:master-page style:name="Standard" style:page-layout-name="pm1">
      <style:header>
        <text:p text:style-name="P1"><draw:frame svg:x="0cm" svg:y="0cm" svg:width="22.941cm" svg:height="12.468cm" draw:style-name="FR1" text:anchor-type="char" draw:z-index="0"><draw:image xlink:href="Pictures/image1.png" xlink:type="simple" xlink:show="embed" xlink:actuate="onLoad"/></draw:frame></text:p>
      </style:header>
      <style:footer>
        <text:p text:style-name="P2"><text:span text:style-name="T2_1">Created<text:s/>with<text:s/>an<text:s/>evaluation<text:s/>copy<text:s/>of<text:s/>Aspose.Words.<text:s/>To<text:s/>discover<text:s/>the<text:s/>full<text:s/>versions<text:s/>of<text:s/>our<text:s/>APIs<text:s/>please<text:s/>visit:<text:s/>https://products.aspose.com/words/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20.11.0</meta:generator>
    <dc:title/>
    <meta:initial-creator>gabriel</meta:initial-creator>
    <meta:creation-date>2021-08-29T21:53:00</meta:creation-date>
    <dc:creator>gabriel</dc:creator>
    <dc:date>2021-08-29T22:27:00</dc:date>
    <meta:editing-cycles>1</meta:editing-cycles>
    <meta:editing-duration>PT33M</meta:editing-duration>
    <meta:document-statistic meta:page-count="2" meta:paragraph-count="5" meta:row-count="18" meta:word-count="402" meta:character-count="2609" meta:non-whitespace-character-count="2212"/>
  </office:meta>
</office:document-meta>
</file>